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10.5pt" style:font-weight-asian="normal" style:font-size-complex="10.5pt" style:font-weight-complex="normal"/>
    </style:style>
    <style:style style:name="P2" style:family="paragraph" style:parent-style-name="UrbanTitle">
      <style:text-properties style:font-name="Arial" fo:font-size="14pt" style:text-underline-style="none" officeooo:paragraph-rsid="002b785e" style:font-size-asian="14pt" style:font-size-complex="14pt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UrbanBody">
      <style:text-properties style:font-name="Arial" fo:font-size="10.5pt" officeooo:paragraph-rsid="002de73c" style:font-size-asian="10.5pt" style:font-size-complex="10.5pt"/>
    </style:style>
    <style:style style:name="P5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6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UrbanBody">
      <style:text-properties style:font-name="Arial" fo:font-size="10.5pt" fo:language="fr" fo:country="BE" officeooo:paragraph-rsid="002de73c" style:font-size-asian="10.5pt" style:font-name-complex="Calibri" style:font-size-complex="10.5pt"/>
    </style:style>
    <style:style style:name="P8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9" style:family="paragraph" style:parent-style-name="Standard">
      <style:text-properties style:font-name="Arial" fo:font-size="10.5pt" officeooo:paragraph-rsid="004d6548" style:font-size-asian="10.5pt" style:font-size-complex="10.5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officeooo:paragraph-rsid="004d6548" style:font-size-asian="11pt" style:font-size-complex="11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d6548" style:font-size-asian="10pt" style:font-size-complex="10pt"/>
    </style:style>
    <style:style style:name="P12" style:family="paragraph" style:parent-style-name="UrbanTitle2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d6548" style:font-size-asian="11pt" style:font-style-asian="normal" style:font-weight-asian="bold" style:font-name-complex="Arial" style:font-size-complex="11pt" style:font-style-complex="normal" style:font-weight-complex="bold"/>
    </style:style>
    <style:style style:name="P13" style:family="paragraph" style:parent-style-name="UrbanBody">
      <style:text-properties fo:font-variant="normal" fo:text-transform="none" style:use-window-font-color="true" style:font-name="Arial" fo:font-size="10.5pt" fo:font-style="normal" fo:font-weight="normal" officeooo:rsid="0040216c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ce181e" style:font-name="Arial" fo:font-size="10.5pt" officeooo:rsid="002cf8be" officeooo:paragraph-rsid="004e75bd" fo:background-color="#fff200" style:font-size-asian="10.5pt" style:font-size-complex="10.5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61da0"/>
    </style:style>
    <style:style style:name="T6" style:family="text">
      <style:text-properties officeooo:rsid="002bda3c"/>
    </style:style>
    <style:style style:name="T7" style:family="text">
      <style:text-properties fo:language="fr" fo:country="BE" style:font-name-complex="Calibri"/>
    </style:style>
    <style:style style:name="T8" style:family="text">
      <style:text-properties fo:language="fr" fo:country="BE" officeooo:rsid="003bc4f2" style:font-name-complex="Calibri"/>
    </style:style>
    <style:style style:name="T9" style:family="text">
      <style:text-properties fo:language="fr" fo:country="BE" fo:background-color="transparent" loext:char-shading-value="0" style:font-name-complex="Arial"/>
    </style:style>
    <style:style style:name="T10" style:family="text">
      <style:text-properties fo:language="fr" fo:country="BE" officeooo:rsid="003437cd" fo:background-color="transparent" loext:char-shading-value="0" style:font-name-complex="Arial"/>
    </style:style>
    <style:style style:name="T11" style:family="text">
      <style:text-properties style:font-name-complex="Arial"/>
    </style:style>
    <style:style style:name="T12" style:family="text">
      <style:text-properties style:font-name-complex="Calibri"/>
    </style:style>
    <style:style style:name="T13" style:family="text">
      <style:text-properties officeooo:rsid="002de73c" style:font-name-complex="Calibri"/>
    </style:style>
    <style:style style:name="T14" style:family="text">
      <style:text-properties fo:color="#ce181e" officeooo:rsid="002cf8be" fo:background-color="#fff200" loext:char-shading-value="0"/>
    </style:style>
    <style:style style:name="T15" style:family="text">
      <style:text-properties officeooo:rsid="00318bbc"/>
    </style:style>
    <style:style style:name="T16" style:family="text">
      <style:text-properties officeooo:rsid="003bc4f2"/>
    </style:style>
    <style:style style:name="T17" style:family="text">
      <style:text-properties officeooo:rsid="0049ad04"/>
    </style:style>
    <style:style style:name="T1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><office:annotation><dc:creator>Gauthier Bastien</dc:creator><dc:date>2011-01-13T14:56:41</dc:date><text:p text:style-name="P15">do text</text:p><text:p text:style-name="P15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11"><text:span text:style-name="Police_20_par_20_défaut"><text:span text:style-name="T18"><text:text-input text:description="">tool.getCityName()</text:text-input></text:span></text:span><text:span text:style-name="T19">, le </text:span><text:span text:style-name="T19"><text:text-input text:description="">licence_view.format_date()</text:text-input></text:span></text:p>
            <text:p text:style-name="P14"><text:span text:style-name="T20"><office:annotation><dc:creator>Gauthier Bastien</dc:creator><dc:date>2011-01-13T14:56:41</dc:date><text:p text:style-name="P15">do text</text:p><text:p text:style-name="P15">from document(at=arne, format='odt')</text:p></office:annotation></text:span><text:span text:style-name="T21">Import depuis </text:span><text:span text:style-name="T22">arne</text:span><text:span text:style-name="T21">.odt</text:span></text:p>
            <text:p text:style-name="P14"><text:span text:style-name="T21"/></text:p>
            <text:p text:style-name="P12">RECOMMANDÉ</text:p>
          </table:table-cell>
        </table:table-row>
      </table:table>
      <text:p text:style-name="P9"/>
      <text:p text:style-name="P2">Transmis<text:span text:style-name="T5">sion</text:span> <text:span text:style-name="T6">de la demande de plans modificatifs</text:span></text:p>
      <text:p text:style-name="P1"/>
      <text:p text:style-name="P13"/>
      <text:p text:style-name="P6"/>
      <text:p text:style-name="P3"><office:annotation><dc:creator>Gauthier Bastien</dc:creator><dc:date>2011-02-16T16:12:24</dc:date><text:p text:style-name="P15">do text if self.hasMultipleApplicants()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5">do text if self.hasSingleApplicant()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3"><text:span text:style-name="T15">Monsieur le Fonctionnaire Technique</text:span>,</text:p>
      <text:p text:style-name="P3"/>
      <text:p text:style-name="P7">Dans le cadre de la demande dont question sous rubrique, vous trouverez, en annexe, une copie du courrier envoyé, au demandeur, conformément <text:span text:style-name="T17">à l'Arreté du Gouvernement Wallon du 4 juillet 2002 relatif à la procédure et à diverses mesures d'exécution du </text:span>décret <text:span text:style-name="T16">du 11 mars 1999 </text:span>relatif au<text:span text:style-name="T16">x permis d'environnement</text:span>.</text:p>
      <text:p text:style-name="P4"/>
      <text:p text:style-name="P4"><text:span text:style-name="T7">Je vous informe qu’en séance du </text:span><text:span text:style-name="T9"><text:text-input text:description="Permis de bâtir-Date du dernier rapport de collège">licence_view.format_date(self.getLastDecisionProjectFromSPWEvent().getDecisionDate())</text:text-input></text:span><text:span text:style-name="T9"><text:s/></text:span><text:span text:style-name="T10">le </text:span><text:span text:style-name="T7">Collège communal a pris connaissance du rapport de synthèse refusant à ce stade le permis </text:span><text:span text:style-name="T8">intégré</text:span><text:span text:style-name="T7"> et invite le demandeur à introduire auprès de l’autorité compétente, </text:span><text:span text:style-name="T11">des plans modificatifs ainsi qu'une notice corollaire permettant de remédier aux différents manquements soulevés </text:span><text:span text:style-name="T12">par l</text:span><text:span text:style-name="T13">es services techniques.</text:span></text:p>
      <text:p text:style-name="P5"/>
      <text:p text:style-name="P5">Nous vous en souhaitons bonne réception et nous vous prions d'agréer, <text:span text:style-name="T15">Monsieur le Fonctionnaire technique</text:span>, nos salutations distinguées.</text:p>
      <text:p text:style-name="P5"/>
      <text:p text:style-name="P5"><office:annotation><dc:creator>Gauthier Bastien</dc:creator><dc:date>2011-01-13T14:56:41</dc:date><text:p text:style-name="P15">do text</text:p><text:p text:style-name="P15">from document(at=signatures, format='odt')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1:08.775874708</dc:date>
    <dc:language>fr-FR</dc:language>
    <meta:editing-cycles>134</meta:editing-cycles>
    <meta:editing-duration>P1DT9H43M43S</meta:editing-duration>
    <meta:document-statistic meta:table-count="1" meta:image-count="0" meta:object-count="0" meta:page-count="1" meta:paragraph-count="14" meta:word-count="178" meta:character-count="1321" meta:non-whitespace-character-count="1174"/>
    <meta:user-defined meta:name="Info 1"/>
    <meta:user-defined meta:name="Info 2"/>
    <meta:user-defined meta:name="Info 3"/>
    <meta:user-defined meta:name="Info 4"/>
  </office:meta>
</office:document-meta>
</file>